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rsid="00085985" officeooo:paragraph-rsid="00085985"/>
    </style:style>
    <style:style style:name="P2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085985" officeooo:paragraph-rsid="00085985"/>
    </style:style>
    <style:style style:name="P3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0a50f5" officeooo:paragraph-rsid="000a50f5"/>
    </style:style>
    <style:style style:name="P4" style:family="paragraph" style:parent-style-name="Standard">
      <style:paragraph-properties style:writing-mode="lr-tb"/>
      <style:text-properties fo:font-weight="normal" officeooo:rsid="00085985" officeooo:paragraph-rsid="00085985" style:font-weight-asian="normal" style:font-weight-complex="normal"/>
    </style:style>
    <style:style style:name="P5" style:family="paragraph" style:parent-style-name="Standard">
      <style:paragraph-properties style:writing-mode="lr-tb"/>
      <style:text-properties officeooo:paragraph-rsid="00085985"/>
    </style:style>
    <style:style style:name="P6" style:family="paragraph" style:parent-style-name="Standard">
      <style:paragraph-properties style:writing-mode="lr-tb"/>
      <style:text-properties officeooo:rsid="00096977" officeooo:paragraph-rsid="00096977"/>
    </style:style>
    <style:style style:name="P7" style:family="paragraph" style:parent-style-name="Standard">
      <style:paragraph-properties style:writing-mode="lr-tb"/>
      <style:text-properties officeooo:rsid="000a50f5" officeooo:paragraph-rsid="000a50f5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5pt" fo:font-weight="normal" style:font-weight-asian="normal" style:font-weight-complex="normal"/>
    </style:style>
    <style:style style:name="T3" style:family="text">
      <style:text-properties style:font-name="sans-serif" fo:font-size="15pt" fo:font-weight="normal" officeooo:rsid="00085985" style:font-weight-asian="normal" style:font-weight-complex="normal"/>
    </style:style>
    <style:style style:name="T4" style:family="text">
      <style:text-properties style:font-name="sans-serif" fo:font-size="15pt" fo:font-weight="normal" officeooo:rsid="000a50f5" style:font-weight-asian="normal" style:font-weight-complex="normal"/>
    </style:style>
    <style:style style:name="T5" style:family="text">
      <style:text-properties style:font-name="sans-serif" fo:font-size="15pt" style:text-underline-style="solid" style:text-underline-width="auto" style:text-underline-color="font-color"/>
    </style:style>
    <style:style style:name="T6" style:family="text">
      <style:text-properties style:font-name="sans-serif" fo:font-size="15pt" style:text-underline-style="solid" style:text-underline-width="auto" style:text-underline-color="font-color" officeooo:rsid="00096977"/>
    </style:style>
    <style:style style:name="T7" style:family="text">
      <style:text-properties style:font-name="sans-serif" fo:font-size="15pt" officeooo:rsid="000a50f5"/>
    </style:style>
    <style:style style:name="T8" style:family="text">
      <style:text-properties style:font-name="sans-serif" fo:font-size="15pt" officeooo:rsid="00085985"/>
    </style:style>
    <style:style style:name="T9" style:family="text">
      <style:text-properties officeooo:rsid="000a50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ictionnaire de données</text:span></text:p>
      <text:p text:style-name="P2"><text:span text:style-name="T1"/></text:p>
      <text:p text:style-name="P2"><text:span text:style-name="T1">Nouvelle personne (ordre alphabétique)</text:span></text:p>
      <text:p text:style-name="P5"><text:span text:style-name="T1">idPersonne <text:tab/><text:tab/><text:tab/></text:span><text:span text:style-name="T7">int</text:span></text:p>
      <text:p text:style-name="P1"><text:span text:style-name="T1">nomPersonne <text:tab/><text:tab/>varchar(150)</text:span></text:p>
      <text:p text:style-name="P1"><text:span text:style-name="T1">prenomPersonne<text:tab/><text:tab/>varchar(150)</text:span></text:p>
      <text:p text:style-name="P1"><text:span text:style-name="T1">adressePersonne<text:tab/><text:tab/>varchar(255)</text:span></text:p>
      <text:p text:style-name="P5"><text:span text:style-name="T7">tel</text:span><text:span text:style-name="T8">Personne<text:tab/><text:tab/><text:tab/>varchar(10)</text:span></text:p>
      <text:p text:style-name="P1"><text:span text:style-name="T7">relanceD</text:span><text:span text:style-name="T1">ate<text:tab/><text:tab/><text:tab/>date</text:span></text:p>
      <text:p text:style-name="P1"><text:span text:style-name="T1"/></text:p>
      <text:p text:style-name="P3"><text:span text:style-name="T3">a</text:span><text:span text:style-name="T2">bonnement</text:span></text:p>
      <text:p text:style-name="P7"><text:span text:style-name="T3">a</text:span><text:span text:style-name="T2">boId<text:tab/><text:tab/><text:tab/><text:tab/>int</text:span></text:p>
      <text:p text:style-name="P7"><text:span text:style-name="T2">aboDate<text:tab/><text:tab/><text:tab/><text:tab/>date</text:span></text:p>
      <text:p text:style-name="P1"><text:span text:style-name="T1"/></text:p>
      <text:p text:style-name="P1"><text:span text:style-name="T1"/></text:p>
      <text:p text:style-name="P4"><text:span text:style-name="T6">N</text:span><text:span text:style-name="T5">ouveaux livres </text:span></text:p>
      <text:p text:style-name="P5"><text:span text:style-name="T3">idLivre <text:tab/><text:tab/><text:tab/><text:tab/></text:span><text:span text:style-name="T4">int</text:span></text:p>
      <text:p text:style-name="P4"><text:span text:style-name="T1">titreLivre<text:tab/><text:tab/><text:tab/><text:tab/>varchar(150)</text:span></text:p>
      <text:p text:style-name="P4"><text:span text:style-name="T1">nomAuteur<text:tab/><text:tab/><text:tab/>varchar(150)</text:span></text:p>
      <text:p text:style-name="P4"><text:span text:style-name="T1">nomEditeur<text:tab/><text:tab/><text:tab/>varchar(150)</text:span></text:p>
      <text:p text:style-name="P7"><text:span text:style-name="T3">d</text:span><text:span text:style-name="T2">ateEmprunt<text:tab/><text:tab/><text:tab/></text:span><text:span text:style-name="T3">date</text:span></text:p>
      <text:p text:style-name="P6"><text:span text:style-name="T2">dateRetour<text:tab/><text:tab/><text:tab/>date</text:span></text:p>
      <text:p text:style-name="P6"><text:span text:style-name="T2"/></text:p>
      <text:p text:style-name="P3"><text:span text:style-name="T2">Thème</text:span></text:p>
      <text:p text:style-name="P7"><text:span text:style-name="T2">themeId<text:tab/><text:tab/><text:tab/><text:tab/>int</text:span></text:p>
      <text:p text:style-name="P7"><text:span text:style-name="T2">themeNom<text:tab/><text:tab/><text:tab/></text:span><text:span text:style-name="T3">varchar(150)</text:span></text:p>
      <text:p text:style-name="P7"><text:span text:style-name="T2">themeCouleur<text:tab/><text:tab/></text:span><text:span text:style-name="T3">varchar(150)</text:span></text:p>
      <text:p text:style-name="P7"><text:span text:style-name="T3"/></text:p>
      <text:p text:style-name="P7"><text:span text:style-name="T2"/></text:p>
      <text:p text:style-name="P7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0:03:32.870339584</meta:creation-date>
    <meta:editing-duration>PT6M13S</meta:editing-duration>
    <meta:editing-cycles>2</meta:editing-cycles>
    <meta:generator>LibreOffice/6.4.7.2$Linux_X86_64 LibreOffice_project/40$Build-2</meta:generator>
    <dc:date>2022-04-22T11:31:01.709356998</dc:date>
    <meta:document-statistic meta:table-count="0" meta:image-count="0" meta:object-count="0" meta:page-count="2" meta:paragraph-count="22" meta:word-count="45" meta:character-count="450" meta:non-whitespace-character-count="388"/>
  </office:meta>
</office:document-meta>
</file>